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067" officeooo:paragraph-rsid="001a4067"/>
    </style:style>
    <style:style style:name="P2" style:family="paragraph" style:parent-style-name="Standard">
      <style:text-properties officeooo:rsid="001d6f17" officeooo:paragraph-rsid="002136c8"/>
    </style:style>
    <style:style style:name="P3" style:family="paragraph" style:parent-style-name="Standard">
      <style:text-properties officeooo:rsid="002136c8" officeooo:paragraph-rsid="002136c8"/>
    </style:style>
    <style:style style:name="P4" style:family="paragraph" style:parent-style-name="Standard">
      <style:text-properties officeooo:rsid="00223da0" officeooo:paragraph-rsid="00223da0"/>
    </style:style>
    <style:style style:name="P5" style:family="paragraph" style:parent-style-name="Standard">
      <style:text-properties officeooo:rsid="0025ffc4" officeooo:paragraph-rsid="0026e85d"/>
    </style:style>
    <style:style style:name="P6" style:family="paragraph" style:parent-style-name="Standard">
      <style:text-properties officeooo:rsid="0025ffc4" officeooo:paragraph-rsid="002786b3"/>
    </style:style>
    <style:style style:name="P7" style:family="paragraph" style:parent-style-name="Standard">
      <style:text-properties officeooo:rsid="002786b3" officeooo:paragraph-rsid="002786b3"/>
    </style:style>
    <style:style style:name="P8" style:family="paragraph" style:parent-style-name="Standard">
      <style:text-properties officeooo:rsid="00288a27" officeooo:paragraph-rsid="00288a27"/>
    </style:style>
    <style:style style:name="P9" style:family="paragraph" style:parent-style-name="Standard">
      <style:text-properties officeooo:rsid="0025ffc4" officeooo:paragraph-rsid="002786b3" fo:background-color="#ff6600"/>
    </style:style>
    <style:style style:name="P10" style:family="paragraph" style:parent-style-name="Standard">
      <style:text-properties officeooo:rsid="0031cae2" officeooo:paragraph-rsid="0031cae2" fo:background-color="#ff6600"/>
    </style:style>
    <style:style style:name="P11" style:family="paragraph" style:parent-style-name="Standard">
      <style:text-properties officeooo:rsid="0028b97d" officeooo:paragraph-rsid="0028b97d"/>
    </style:style>
    <style:style style:name="P12" style:family="paragraph" style:parent-style-name="Standard">
      <style:text-properties officeooo:rsid="0029acd1" officeooo:paragraph-rsid="002e5f5f"/>
    </style:style>
    <style:style style:name="P13" style:family="paragraph" style:parent-style-name="Standard">
      <style:text-properties officeooo:rsid="002b0101" officeooo:paragraph-rsid="002b0101"/>
    </style:style>
    <style:style style:name="P14" style:family="paragraph" style:parent-style-name="Standard">
      <style:text-properties officeooo:rsid="002e5f5f" officeooo:paragraph-rsid="002e5f5f"/>
    </style:style>
    <style:style style:name="P15" style:family="paragraph" style:parent-style-name="Standard">
      <style:text-properties officeooo:rsid="003033dd" officeooo:paragraph-rsid="0031cae2"/>
    </style:style>
    <style:style style:name="P16" style:family="paragraph" style:parent-style-name="Standard">
      <style:text-properties officeooo:rsid="0031cae2" officeooo:paragraph-rsid="0031cae2"/>
    </style:style>
    <style:style style:name="P17" style:family="paragraph" style:parent-style-name="Standard">
      <style:text-properties officeooo:rsid="00333630" officeooo:paragraph-rsid="00333630"/>
    </style:style>
    <style:style style:name="P18" style:family="paragraph" style:parent-style-name="Standard">
      <style:text-properties officeooo:rsid="00338417" officeooo:paragraph-rsid="00338417"/>
    </style:style>
    <style:style style:name="T1" style:family="text">
      <style:text-properties officeooo:rsid="001e1bc5"/>
    </style:style>
    <style:style style:name="T2" style:family="text">
      <style:text-properties officeooo:rsid="00222d1d"/>
    </style:style>
    <style:style style:name="T3" style:family="text">
      <style:text-properties officeooo:rsid="0023fb2e"/>
    </style:style>
    <style:style style:name="T4" style:family="text">
      <style:text-properties officeooo:rsid="0026e85d"/>
    </style:style>
    <style:style style:name="T5" style:family="text">
      <style:text-properties officeooo:rsid="002786b3"/>
    </style:style>
    <style:style style:name="T6" style:family="text">
      <style:text-properties officeooo:rsid="0028b97d"/>
    </style:style>
    <style:style style:name="T7" style:family="text">
      <style:text-properties officeooo:rsid="002c76ee"/>
    </style:style>
    <style:style style:name="T8" style:family="text">
      <style:text-properties officeooo:rsid="002cf3d7"/>
    </style:style>
    <style:style style:name="T9" style:family="text">
      <style:text-properties officeooo:rsid="0031cae2"/>
    </style:style>
    <style:style style:name="T10" style:family="text">
      <style:text-properties officeooo:rsid="003408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Discussion</text:p>
      <text:p text:style-name="P1"/>
      <text:p text:style-name="P1"><text:span text:style-name="T3">7.0. Limits of indiscriminate dataset expansion</text:span></text:p>
      <text:p text:style-name="P1"/>
      <text:p text:style-name="P2">There are two main fields of strategies we can analyze when approaching our task – dataset augmentation in \ref[7.1] and model design in \ref[7.2]. As was discussed in section \ref[3.2. <text:span text:style-name="T1">Available imagery data</text:span>], <text:span text:style-name="T1">there are some ways to alter the scheme of generating data from edges. We understand data as lists of items each with a triple (image, osm vector, score). When expanding the initial dataset with imagery information, we chose a scheme of generating six non-overlapping images per segment. We rotate by 120\degrees degrees two sides of each segment. Furthermore as described in \ref[figure in 3 slitting of initial possibly] we chose to split long edges into smaller segments and then generate images from them.</text:span></text:p>
      <text:p text:style-name="P2"/>
      <text:p text:style-name="P3">It could be argued that it is in our interest to generate as <text:span text:style-name="T2">many images as possible, which would encourage breaking long edges into many very short segments and perhaps also adapting the amount of degrees we rotate around on the same spot. In theory the continuous quality of real world could make us want to sample it in the most detailed way, generating an infinity of distinct images. However the practical reality is very much different. In fact we are working with a discrete representation of real world into a limited set of images. If we ask Google Street View for samples too close to each other, we will in fact obtain the same images from its API. Similarly choosing to rotate for less than 120\degrees degrees would produce images with vastly overlapping content.</text:span></text:p>
      <text:p text:style-name="P3"/>
      <text:p text:style-name="P4">Note that increasing number of images inevitably also introduces an increase in time and resource consumption. We should consider the advantages of being economical with resources as well as watching the validation error.</text:p>
      <text:p text:style-name="P4"/>
      <text:p text:style-name="P5">7.<text:span text:style-name="T4">1</text:span>. <text:span text:style-name="T4">Dataset altering experiments analysis</text:span></text:p>
      <text:p text:style-name="P5"/>
      <text:p text:style-name="P9"><text:span text:style-name="T4">In </text:span><text:s/><text:span text:style-name="T5">\ref[ch6_dataset] we looked into the ways we can employ to alter the dataset we are using and we have plotted both the progress overview of error evolving over epochs as well as detailed look at the situation in last iteration.</text:span></text:p>
      <text:p text:style-name="P6"/>
      <text:p text:style-name="P7">7.1.1. Pixel size influence</text:p>
      <text:p text:style-name="P7"/>
      <text:p text:style-name="P7">Weeee oooops</text:p>
      <text:p text:style-name="P7"/>
      <text:p text:style-name="P7">7.1.2. Influence of splitting long edges</text:p>
      <text:p text:style-name="P7"/>
      <text:p text:style-name="P8">In section \ref[ch6_dataset_longedgesplit] we looked into <text:span text:style-name="T6">comparison of three datasets where we used segment splitting with variable minimal segment length with the original dataset.</text:span></text:p>
      <text:p text:style-name="P8"/>
      <text:p text:style-name="P11">We tested the Image only model in Figure \ref[612 image only] and the Mixed model in Figure \ref[612 mixed].</text:p>
      <text:p text:style-name="P11"/>
      <text:p text:style-name="P12">When looking at Figure \ref[Figure 1 of IMG <text:span text:style-name="T8">fig1_boxplot_last_img.pdf</text:span> 36_splitedge_boxplot-IMG] which portrays the comparison of Image model over the four datasets, we can notice slight improvement of “minlen30” dataset over the original untouched set. Expect for one outlier, <text:span text:style-name="T7">the lower and upper quartile of results over the ten tests evaluated in k-fold cross-validation are better. However note that for Image model the mean value remained the same across all datasets. This can be visible on Figure \ref[Figure2 of IMG fig2_average_valerr_img.pdf], where validation error averages converge to the same value in their last iteration. It is also worth noting, that in the initial </text:span><text:soft-page-break/><text:span text:style-name="T7">100 iterations the Expanded datasets performed better and only overfit towards the same mean average value with their 400th to 500th iteration.</text:span></text:p>
      <text:p text:style-name="P1"/>
      <text:p text:style-name="P13"><text:a xlink:type="simple" xlink:href="https://en.wikipedia.org/wiki/Outlier" text:style-name="Internet_20_link" text:visited-style-name="Visited_20_Internet_20_Link">https://en.wikipedia.org/wiki/Outlier</text:a> === fix that in graphs!!</text:p>
      <text:p text:style-name="P13"/>
      <text:p text:style-name="P14">(maybe look at the best graph as well as last?)</text:p>
      <text:p text:style-name="P14"/>
      <text:p text:style-name="P15">Situation in Figure \ref[Figure 2 of mixed fig2_average_valerr_mix.pdf] is similar, however the original model seems to be performing better even in initial iterations. Look at Figure \ref[Fig1 of Mix fig1_boxplot_last_mix.pdf] reveals that the state of the last iteration didn’t bring much improvement with the altered datasets of “minlen10”, “minlen20” and “minlen30”. The spread of results in the non original datasets is wider, however both the median and mean of “minlen30” has improved over the original dataset. For several further experiments we chose dataset “<text:span text:style-name="T9">5556x_minlen30_640px</text:span>” to accompany the original “<text:span text:style-name="T9">5556x_markable_640x640</text:span>”.</text:p>
      <text:p text:style-name="P15"/>
      <text:p text:style-name="P10">(For complete fairness of comparing these models we should look at Figure &lt;new figure&gt; which has box plot evaluation of the epoch with best average validation error for each model. Here we see …)</text:p>
      <text:p text:style-name="P16"/>
      <text:p text:style-name="P17">7.1.3 Influence of dataset augmentation</text:p>
      <text:p text:style-name="P17"/>
      <text:p text:style-name="P18">In this experiment we looked at dataset augmentation by series of random transformations applied to images to generate larger sets of images. We have tested two datasets <text:span text:style-name="T10">&lt;&lt;&lt;&lt;&lt;&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21:35:40.567239886</meta:creation-date>
    <dc:date>2017-06-25T22:24:38.082878719</dc:date>
    <meta:editing-duration>PT27M31S</meta:editing-duration>
    <meta:editing-cycles>19</meta:editing-cycles>
    <meta:generator>LibreOffice/5.1.6.2$Linux_X86_64 LibreOffice_project/10m0$Build-2</meta:generator>
    <meta:document-statistic meta:table-count="0" meta:image-count="0" meta:object-count="0" meta:page-count="2" meta:paragraph-count="19" meta:word-count="688" meta:character-count="4404" meta:non-whitespace-character-count="3733"/>
  </office:meta>
</office:document-meta>
</file>